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R10" svg:font-family="CMR10"/>
    <style:font-face style:name="CMTT10" svg:font-family="CMTT10"/>
    <style:font-face style:name="Lohit Hindi1" svg:font-family="'Lohit Hindi'"/>
    <style:font-face style:name="OpenSymbol" svg:font-family="OpenSymbol"/>
    <style:font-face style:name="Arial Narrow" svg:font-family="'Arial Narrow', 'Arial Narrow'"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cm" fo:margin-right="0cm" fo:text-indent="0.467cm" style:auto-text-indent="false" style:page-number="auto"/>
    </style:style>
    <style:style style:name="P2" style:family="paragraph" style:parent-style-name="Standard">
      <style:paragraph-properties fo:margin-left="0cm" fo:margin-right="0cm" fo:text-indent="0.467cm" style:auto-text-indent="false"/>
    </style:style>
    <style:style style:name="P3" style:family="paragraph" style:parent-style-name="Standard" style:master-page-name="">
      <style:paragraph-properties fo:margin-left="0cm" fo:margin-right="0cm" fo:text-indent="0.436cm" style:auto-text-indent="false" style:page-number="auto"/>
    </style:style>
    <style:style style:name="P4" style:family="paragraph" style:parent-style-name="Standard">
      <style:paragraph-properties fo:margin-left="0cm" fo:margin-right="0cm" fo:text-indent="0.436cm" style:auto-text-indent="false"/>
    </style:style>
    <style:style style:name="P5" style:family="paragraph" style:parent-style-name="UBUcuerpoTrabajo" style:list-style-name="L1"/>
    <style:style style:name="P6" style:family="paragraph" style:parent-style-name="UBUcuerpoTrabajo" style:list-style-name="L2">
      <style:text-properties fo:font-size="12pt" style:font-size-asian="12pt" style:font-size-complex="12pt"/>
    </style:style>
    <style:style style:name="P7" style:family="paragraph" style:parent-style-name="UBUcuerpoTrabajo" style:list-style-name="L3">
      <style:text-properties fo:font-size="12pt" style:font-size-asian="12pt" style:font-size-complex="12pt"/>
    </style:style>
    <style:style style:name="P8" style:family="paragraph" style:parent-style-name="UBUcuerpoTrabajo" style:list-style-name="L3"/>
    <style:style style:name="P9" style:family="paragraph" style:parent-style-name="Heading_20_1" style:master-page-name="">
      <style:paragraph-properties style:page-number="auto" fo:break-before="auto" fo:break-after="auto"/>
    </style:style>
    <style:style style:name="P10" style:family="paragraph" style:parent-style-name="Heading_20_2">
      <style:text-properties fo:font-size="15pt" style:font-size-asian="15pt" style:font-size-complex="15pt"/>
    </style:style>
    <style:style style:name="P11" style:family="paragraph" style:parent-style-name="Footnote">
      <style:text-properties style:font-name="Times New Roman" fo:font-size="10pt" style:font-size-asian="10pt" style:font-size-complex="10pt"/>
    </style:style>
    <style:style style:name="P12" style:family="paragraph" style:parent-style-name="Footnote">
      <style:paragraph-properties fo:margin-left="0cm" fo:margin-right="0cm" fo:text-indent="0cm" style:auto-text-indent="false"/>
    </style:style>
    <style:style style:name="P13" style:family="paragraph" style:parent-style-name="Footnote" style:list-style-name="">
      <style:paragraph-properties fo:margin-left="0cm" fo:margin-right="0cm" fo:margin-top="0cm" fo:margin-bottom="0.212cm" fo:text-align="justify" style:justify-single-word="false" fo:text-indent="0cm" style:auto-text-indent="false" style:text-autospace="none"/>
      <style:text-properties fo:color="#000000" style:font-name="Times New Roman" fo:font-size="10pt" style:font-name-asian="Arial Narrow" style:font-size-asian="10pt" style:font-name-complex="Arial Narrow" style:font-size-complex="10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color="#0000cd" style:font-name-asian="CMTT10" style:font-name-complex="CMTT10"/>
    </style:style>
    <style:style style:name="T4" style:family="text">
      <style:text-properties fo:color="#000000" style:font-name-asian="CMR10" style:font-name-complex="CMR10"/>
    </style:style>
    <style:style style:name="T5" style:family="text">
      <style:text-properties fo:color="#000000" style:font-name="Times New Roman" fo:font-size="10pt" style:font-name-asian="Arial Narrow" style:font-size-asian="10pt" style:font-name-complex="Arial Narrow" style:font-size-complex="10pt"/>
    </style:style>
    <style:style style:name="T6" style:family="text">
      <style:text-properties fo:color="#000000" style:font-name="Times New Roman" fo:font-size="10pt" fo:font-weight="bold" style:font-name-asian="Arial Narrow" style:font-size-asian="10pt" style:font-weight-asian="bold" style:font-name-complex="Arial Narrow" style:font-size-complex="10pt" style:font-weight-complex="bold"/>
    </style:style>
    <style:style style:name="T7" style:family="text">
      <style:text-properties fo:language="es" fo:country="ES"/>
    </style:style>
    <style:style style:name="T8" style:family="text">
      <style:text-properties style:font-name="Times New Roman"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Objetivos del proyecto </text:h>
      <text:p text:style-name="UBUcuerpoTrabajo">El proyecto PrawnView nació en primera instancia con la visión de <text:s/>mejorar y optimizar la cadena de producción en la empresa Gambastar S.L. Mediante la observación de la fábrica, en la cual me encuentro trabajando actualmente, me di cuenta de que había un problema sin resolver, un problema que no había conseguido solucionar nadie, ese problema es el de la melanoosis.</text:p>
      <text:p text:style-name="UBUcuerpoTrabajo"/>
      <text:p text:style-name="P1">La melanosis no es facilmente detectable, debido a que, aun teniendo proveedores de alta confianza, el producto puede llegar a la empresa con algunos individuos con melanosis. Estos individuos si no son detectado durante la cadena de producción, pueden y de hecho en ocasiones llegan al cliente final. Si se da el caso de que un cliente final recibe producto con melanosis, se puede llegar a devolver un pedido completo por la aparición de este fenómeno.</text:p>
      <text:p text:style-name="P2"/>
      <text:p text:style-name="P2">La melanosis puede ser de origen enzimático, provocado por la enzima polifenoloxidasa<text:note text:id="ftn2" text:note-class="footnote"><text:note-citation>1</text:note-citation><text:note-body><text:p text:style-name="Footnote"><text:span text:style-name="T8">Wikipedia. </text:span><text:bookmark text:name="firstHeading"/><text:span text:style-name="T7">Polifenol oxidasa</text:span><text:span text:style-name="T8">| Wikipedia, The Free Encyclopedia,</text:span></text:p><text:p text:style-name="P11"><text:s text:c="6"/>2018. URL <text:span text:style-name="T3">https://es.wikipedia.org/wiki/Polifenol_oxidasa</text:span>. [Online; Accedido 19- <text:span text:style-name="T4">Junio-2018].</text:span></text:p></text:note-body></text:note>, y no enzimático, por la polimerización de fenoles<text:note text:id="ftn3" text:note-class="footnote"><text:note-citation>2</text:note-citation><text:note-body><text:p text:style-name="Footnote">Gutiérrez Salazar, P. M. (2011). <text:span text:style-name="T1">Estudio de la polimerización de fenoles utilizando peroxidasas presentes en rábano común (Raphanus sativus var sativus), con aplicación en la biorremediación de aguas residuales de una empresa textilera</text:span> (Bachelor's thesis, SANGOLQUÍ/ESPE/2011). </text:p></text:note-body></text:note>.</text:p>
      <text:p text:style-name="P2"/>
      <text:p text:style-name="P2">La polifenoloxidasa, propia de algunos animales, propia de los crustáceos, ayuda a fortalecer la quitina de su caparazón trás la muda, dotando además al animal de resistencia a enfermedades tales como la antimicrobianas y las fungiestáticas.</text:p>
      <text:p text:style-name="Standard"/>
      <text:p text:style-name="P3">Para solucionar este problema en cierta medida, ya que no se ha conseguido eliminar por completo, se utilizan los sulfitos. La función de los sulfitos es reducir las o-quinonas, precursoras de la melanina, manteniendo el producto con su color natural durante 4-5 días.Realizandose incontables estudios y análisis científicos.<text:note text:id="ftn0" text:note-class="footnote"><text:note-citation>3</text:note-citation><text:note-body><text:p text:style-name="Footnote">McEvily, A. J., Iyengar, R., &amp; Otwell, S. (1991). Sulfite alternative prevents shrimp melanosis. <text:span text:style-name="T1">Food Technology</text:span>. </text:p></text:note-body></text:note><text:note text:id="ftn1" text:note-class="footnote"><text:note-citation>4</text:note-citation><text:note-body><text:p text:style-name="Footnote">Pérez-Mateos, M., López-Caballero, M. E., Borderías, J. A., &amp; Montero, P. Shelf-life extension of prawns (Penaeus japonicus) by vacuum/high pressure treatment. </text:p></text:note-body></text:note> </text:p>
      <text:p text:style-name="P4"/>
      <text:p text:style-name="P4">La combinación de sulfitos más habitual es el metasulfito sódico, este producto se debe aplicar lo antes posible a la materia prima, espolvoreada por encima.</text:p>
      <text:p text:style-name="P4"/>
      <text:p text:style-name="P4">Los niveles permitidos dependen de la cantidad de <text:s/>metasulfito sódico que llegue al musculo, ya que en origen este compuesto se queda en el caparazón. En la actualidad se ha realizado un estudio de como la descongelación puede afectar a que los compuestos se trasladen al músculo según ANFACO-CECOPESCA<text:note text:id="ftn4" text:note-class="footnote"><text:note-citation>5</text:note-citation><text:note-body><text:p text:style-name="P13"><text:span text:style-name="T2"><text:s text:c="3"/>Estudio de la tasa de intercambio de metabisulfito entre caparazón y músculo en el proceso de descongelación <text:s text:c="4"/>de los crustáceos” ANFACO-CECOPESCA. Pendiente de publicación.</text:span> </text:p></text:note-body></text:note>.</text:p>
      <text:p text:style-name="UBUcuerpoTrabajo"/>
      <text:p text:style-name="UBUcuerpoTrabajo">El ministerio de Medio Ambiente y Medio Rural y Marino de España tiene creado un protocolo de congelacion y actuación para <text:s/>la utilización de los sulfitos<text:note text:id="ftn5" text:note-class="footnote"><text:note-citation>6</text:note-citation><text:note-body><text:p text:style-name="P12"><text:span text:style-name="T5"><text:s text:c="3"/>Protocolo para la preparació de la muestra y análisls de sulfitos en crustáceos frescos y congelados,</text:span><text:span text:style-name="T6"> <text:s text:c="2"/></text:span><text:span text:style-name="T8">http://www.aecosan.msssi.gob.es/AECOSAN/web/seguridad_alimentaria/subdetalle/aditivos_alimentarios.htm</text:span></text:p></text:note-body></text:note>.</text:p>
      <text:p text:style-name="UBUcuerpoTrabajo"/>
      <text:p text:style-name="UBUcuerpoTrabajo">Por el problema surgido a raíz de la melanosis <text:s/>se escogió este proyecto. Se trata de algo que todavía no se ha conseguido solucionar, y en apariencia siempre va estar presente en la cadena de producción. En cada línea debe colocarse personal especialmente para la detección de producto con melanosis, para evitar su procesado y por lo tanto su llegada al cliente final. Esta detección tambien es importante a la hora de deteectarlo en producto defectuoso proveniente de proveedores, a los cuales se les realizaria una devolución.</text:p>
      <text:p text:style-name="UBUcuerpoTrabajo"><text:soft-page-break/>Enumeración y breve descripción de los objetivos previstos para el proyecto, tanto técnicos como generales y personales.</text:p>
      <text:h text:style-name="P10" text:outline-level="2">Objetivos técnicos</text:h>
      <text:list xml:id="list8760180587725428674" text:style-name="L1">
        <text:list-item>
          <text:p text:style-name="P5">Utilizacion de GitHub para la gestión de proyectos de manera profesional.</text:p>
        </text:list-item>
        <text:list-item>
          <text:p text:style-name="P5">Utilización de <text:s/>ZenHub junto a github para gestionar proyectos.</text:p>
        </text:list-item>
        <text:list-item>
          <text:p text:style-name="P5">Entrenar un clasificador de imágenes con opencv.</text:p>
        </text:list-item>
        <text:list-item>
          <text:p text:style-name="P5">Utilizar multiplicador de imágenes con ImageAugmentation-master</text:p>
        </text:list-item>
        <text:list-item>
          <text:p text:style-name="P5">Comparación de scikit-image vs opencv. </text:p>
        </text:list-item>
        <text:list-item>
          <text:p text:style-name="P5">Creación de un algoritmo que binarice los frames llegados por la cámara en tiempo real, localizando las manchas de melanosis.</text:p>
        </text:list-item>
        <text:list-item>
          <text:p text:style-name="P5">Segmentación de elementos.</text:p>
        </text:list-item>
        <text:list-item>
          <text:p text:style-name="P5">Descubrimiento de nuevas librerias en python.</text:p>
        </text:list-item>
        <text:list-item>
          <text:p text:style-name="P5">Usar QT para la creacion de la GUI del código.</text:p>
        </text:list-item>
      </text:list>
      <text:p text:style-name="UBUcuerpoTrabajo"/>
      <text:h text:style-name="P10" text:outline-level="2">Objetivos generales</text:h>
      <text:list xml:id="list6553322096730735680" text:style-name="L2">
        <text:list-item>
          <text:p text:style-name="P6">Modernizar la linea de producción de la empresa.</text:p>
        </text:list-item>
        <text:list-item>
          <text:p text:style-name="P6">Evitar costos extras derivados de la retirada de langostinos con melanosis por parte de personal contratado.</text:p>
        </text:list-item>
        <text:list-item>
          <text:p text:style-name="P6">Análisis y adaptación de las necesidades presentadas por la empresa.</text:p>
        </text:list-item>
        <text:list-item>
          <text:p text:style-name="P6">Desarrollar una aplicación que detecte las zonas negras del langostino.</text:p>
        </text:list-item>
        <text:list-item>
          <text:p text:style-name="P6">Recoger información de la cantidad de langostinos con melanosis que se reciben.</text:p>
        </text:list-item>
        <text:list-item>
          <text:p text:style-name="P6">Simplificar la detección de producto con melanosis.</text:p>
        </text:list-item>
        <text:list-item>
          <text:p text:style-name="P6">Añadir elementos para la industria 4.0.</text:p>
        </text:list-item>
      </text:list>
      <text:h text:style-name="P10" text:outline-level="2">Objetivos personales</text:h>
      <text:list xml:id="list1494036783495820739" text:style-name="L3">
        <text:list-item>
          <text:p text:style-name="P7">Realizar un proyecto de forma individual o como desarrollador freelance.</text:p>
        </text:list-item>
        <text:list-item>
          <text:p text:style-name="P8">Solucionar problema que no se ha abordado anteriormente con aplicaciones sw.</text:p>
        </text:list-item>
        <text:list-item>
          <text:p text:style-name="P8">Adquirir conocimientos en el área de vision artificial.</text:p>
        </text:list-item>
        <text:list-item>
          <text:p text:style-name="P8">Trabajo en equipo con miembros de una fabrica.</text:p>
        </text:list-item>
        <text:list-item>
          <text:p text:style-name="P8">Trabajo en un proyecto aplicable en una empresa real.</text:p>
        </text:list-item>
        <text:list-item>
          <text:p text:style-name="P8">Planificación de un proyecto dividiendolo en etapas y sprinits.</text:p>
        </text:list-item>
        <text:list-item>
          <text:p text:style-name="P8">Metodologías por objetivos para cumplir con los plazos.</text:p>
        </text:list-item>
        <text:list-item>
          <text:p text:style-name="P8">Aprendizaje sobre la gestión del tiemp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R10" svg:font-family="CMR10"/>
    <style:font-face style:name="CMTT10" svg:font-family="CMTT10"/>
    <style:font-face style:name="Lohit Hindi1" svg:font-family="'Lohit Hindi'"/>
    <style:font-face style:name="OpenSymbol" svg:font-family="OpenSymbol"/>
    <style:font-face style:name="Arial Narrow" svg:font-family="'Arial Narrow', 'Arial Narrow'"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master-page-name="">
      <style:paragraph-properties fo:margin-top="0.42cm" fo:margin-bottom="0.21cm" style:page-number="auto"/>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list-style-name="List_20_1" style:class="list">
      <style:paragraph-properties fo:margin-top="0cm" fo:margin-bottom="0.212cm"/>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 style:family="paragraph" style:parent-style-name="Standard">
      <style:paragraph-properties fo:text-align="start" style:justify-single-word="false" style:text-autospace="none"/>
      <style:text-properties fo:color="#000000" style:font-name="Arial Narrow" fo:font-size="12pt" style:font-name-asian="Arial Narrow" style:font-size-asian="12pt" style:font-name-complex="Arial Narrow"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2_ObjetivosDelProyecto.odt</text:file-name> v.<text:editing-cycles>22</text:editing-cycles> <text:title/><text:modification-date style:data-style-name="N103">19/jun/18</text:modification-date><text:tab/><text:tab/><text:page-number text:select-page="current">2</text:page-number>/<text:page-count>2</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3:01</meta:creation-date>
    <meta:generator>OpenOffice/4.1.3$Win32 OpenOffice.org_project/413m1$Build-9783</meta:generator>
    <dc:date>2018-06-19T22:54:45.68</dc:date>
    <meta:editing-duration>PT9H29M5S</meta:editing-duration>
    <meta:editing-cycles>22</meta:editing-cycles>
    <dc:creator>Andrés Pérez Juárez</dc:creator>
    <meta:document-statistic meta:table-count="0" meta:image-count="0" meta:object-count="0" meta:page-count="2" meta:paragraph-count="46" meta:word-count="835" meta:character-count="5503"/>
  </office:meta>
</office:document-meta>
</file>